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in" fo:margin-bottom="0.111in" loext:contextual-spacing="false" fo:line-height="114%" style:page-number="1" fo:padding="0in" fo:border="none"/>
    </style:style>
    <style:style style:name="T1" style:family="text">
      <style:text-properties fo:color="#000000" style:text-position="0% 100%" style:font-name="Arial" fo:font-size="12pt" fo:font-style="normal" style:font-name-asian="Arial1" style:font-size-asian="12pt" style:font-style-asian="normal" style:font-name-complex="Arial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egistration No -  661306 ,Student's Name – munendr yadav,Father/Husband – GANGA RAM, Course - ADCA - Advanced Diploma in Computer Application , Date of Issue - 20 June 2024,                  Institute Name - PDTCE-Prayagdas Tomar Computer Education                   - Certificate Verifi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loext:contextual-spacing="false" fo:line-height="100%" fo:padding="0in" fo:border="none"/>
      <style:text-properties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loext:contextual-spacing="false" fo:line-height="100%" fo:padding="0in" fo:border="none"/>
      <style:text-properties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37" meta:character-count="291" meta:non-whitespace-character-count="217"/>
    <meta:generator>LibreOfficeDev/6.0.5.2$Linux_X86_64 LibreOffice_project/</meta:generator>
  </office:meta>
</office:document-meta>
</file>